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language="pt" fo:country="BR" officeooo:rsid="001480e1" officeooo:paragraph-rsid="0001604d"/>
    </style:style>
    <style:style style:name="P2" style:family="paragraph" style:parent-style-name="Standard">
      <style:text-properties fo:language="pt" fo:country="BR" officeooo:rsid="001480e1" officeooo:paragraph-rsid="0001604d"/>
    </style:style>
    <style:style style:name="P3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language="pt" fo:country="BR" officeooo:rsid="0001604d" officeooo:paragraph-rsid="0001604d"/>
    </style:style>
    <style:style style:name="P4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language="pt" fo:country="BR" officeooo:rsid="0001604d" officeooo:paragraph-rsid="0001a20f"/>
    </style:style>
    <style:style style:name="P5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font-size="11pt" fo:language="pt" fo:country="BR" officeooo:rsid="0001604d" officeooo:paragraph-rsid="0001604d" style:font-size-asian="11pt" style:font-size-complex="11pt"/>
    </style:style>
    <style:style style:name="P6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font-size="11pt" fo:language="pt" fo:country="BR" officeooo:rsid="0001604d" officeooo:paragraph-rsid="0001a20f" style:font-size-asian="11pt" style:font-size-complex="11pt"/>
    </style:style>
    <style:style style:name="P7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font-size="11pt" fo:language="pt" fo:country="BR" officeooo:rsid="00020a64" officeooo:paragraph-rsid="00020a64" style:font-size-asian="11pt" style:font-size-complex="11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style:paragraph-properties fo:text-align="center"/>
    </style:style>
    <style:style style:name="T1" style:family="text">
      <style:text-properties officeooo:rsid="0001604d"/>
    </style:style>
    <style:style style:name="T2" style:family="text">
      <style:text-properties officeooo:rsid="0001a20f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1a20f" style:font-size-asian="11pt" style:font-size-complex="11pt"/>
    </style:style>
    <style:style style:name="T5" style:family="text">
      <style:text-properties fo:font-size="7pt" style:font-size-asian="7pt" style:font-size-complex="7pt"/>
    </style:style>
    <style:style style:name="gr1" style:family="graphic">
      <style:graphic-properties draw:stroke="none" svg:stroke-color="#000000" draw:marker-start="" draw:marker-end="Pontas_20_das_20_setas_20_2" draw:fill="none" draw:fill-color="#ffffff" fo:min-height="0.17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marker-start="" draw:marker-end="Pontas_20_das_20_setas_20_2" draw:fill="none" draw:fill-color="#ffffff" fo:min-height="0.32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marker-start="" draw:marker-end="Pontas_20_das_20_setas_20_2" draw:fill="none" draw:fill-color="#ffffff" fo:min-height="0.22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marker-start="" draw:marker-end="Pontas_20_das_20_setas_20_2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marker-start="" draw:marker-end="Pontas_20_das_20_setas_20_2" draw:fill="none" draw:fill-color="#ffffff" fo:min-height="0.2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marker-start="" draw:marker-end="Pontas_20_das_20_setas_20_2" draw:fill="none" draw:fill-color="#ffffff" fo:min-height="0.23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marker-start="" draw:marker-end="Pontas_20_das_20_setas_20_2" draw:fill="none" draw:fill-color="#ffffff" fo:min-height="0.29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marker-start="" draw:marker-end="Pontas_20_das_20_setas_20_2" draw:fill="none" draw:fill-color="#ffffff" fo:min-height="0.2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marker-start="" draw:marker-end="Pontas_20_das_20_seta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start="" draw:marker-end="Pontas_20_das_20_setas_20_2" draw:fill="none" draw:fill-color="#ffffff" fo:min-height="0.19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marker-start="" draw:marker-end="Pontas_20_das_20_setas_20_2" draw:fill="none" draw:fill-color="#ffffff" fo:min-height="0.18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s para as questões da pág. <text:span text:style-name="T1">64</text:span> do livro de BD</text:p>
      <text:p text:style-name="P2"/>
      <text:p text:style-name="P2"><text:span text:style-name="T1">1</text:span> – </text:p>
      <text:p text:style-name="P3">Entidade: Nome, CPF, Telefone, E-mail, CNH</text:p>
      <text:p text:style-name="P4"><draw:line text:anchor-type="paragraph" draw:z-index="0" draw:name="Linha 1" draw:style-name="gr9" draw:text-style-name="P9" svg:x1="4.052cm" svg:y1="0.416cm" svg:x2="3.371cm" svg:y2="1.046cm"><text:p/></draw:line><draw:line text:anchor-type="paragraph" draw:z-index="1" draw:name="Linha 2" draw:style-name="gr9" draw:text-style-name="P9" svg:x1="4.152cm" svg:y1="0.411cm" svg:x2="4.898cm" svg:y2="1.005cm"><text:p/></draw:line><draw:frame text:anchor-type="paragraph" draw:z-index="2" draw:name="Quadro de texto 1" draw:style-name="gr11" draw:text-style-name="P8" svg:width="0.172cm" svg:height="0.287cm" svg:x="3.568cm" svg:y="0.469cm"><draw:text-box><text:p><text:span text:style-name="T5">n</text:span></text:p></draw:text-box></draw:frame><draw:frame text:anchor-type="paragraph" draw:z-index="3" draw:name="Quadro de texto 2" draw:style-name="gr11" draw:text-style-name="P8" svg:width="0.172cm" svg:height="0.287cm" svg:x="3.568cm" svg:y="0.469cm"><draw:text-box><text:p><text:span text:style-name="T5">n</text:span></text:p></draw:text-box></draw:frame><draw:frame text:anchor-type="paragraph" draw:z-index="4" draw:name="Quadro de texto 3" draw:style-name="gr10" draw:text-style-name="P8" svg:width="0.195cm" svg:height="0.287cm" svg:x="4.535cm" svg:y="0.459cm"><draw:text-box><text:p><text:span text:style-name="T5">1</text:span></text:p></draw:text-box></draw:frame><draw:line text:anchor-type="paragraph" draw:z-index="5" draw:name="Linha 3" draw:style-name="gr9" draw:text-style-name="P9" svg:x1="7.643cm" svg:y1="0.467cm" svg:x2="7.137cm" svg:y2="1.019cm"><text:p/></draw:line><draw:line text:anchor-type="paragraph" draw:z-index="9" draw:name="Linha 7" draw:style-name="gr9" draw:text-style-name="P9" svg:x1="13.979cm" svg:y1="0.462cm" svg:x2="13.233cm" svg:y2="1.026cm"><text:p/></draw:line><draw:line text:anchor-type="paragraph" draw:z-index="10" draw:name="Linha 8" draw:style-name="gr9" draw:text-style-name="P9" svg:x1="14.346cm" svg:y1="0.455cm" svg:x2="15.037cm" svg:y2="1.014cm"><text:p/></draw:line><draw:frame text:anchor-type="paragraph" draw:z-index="13" draw:name="Quadro de texto 4" draw:style-name="gr8" draw:text-style-name="P8" svg:width="0.283cm" svg:height="0.287cm" svg:x="7.225cm" svg:y="0.467cm"><draw:text-box><text:p><text:span text:style-name="T5">1</text:span></text:p></draw:text-box></draw:frame><draw:frame text:anchor-type="paragraph" draw:z-index="14" draw:name="Quadro de texto 5" draw:style-name="gr7" draw:text-style-name="P8" svg:width="0.207cm" svg:height="0.292cm" svg:x="8.186cm" svg:y="0.453cm"><draw:text-box><text:p><text:span text:style-name="T5">1</text:span></text:p></draw:text-box></draw:frame><draw:frame text:anchor-type="paragraph" draw:z-index="15" draw:name="Quadro de texto 6" draw:style-name="gr6" draw:text-style-name="P8" svg:width="0.218cm" svg:height="0.287cm" svg:x="10.188cm" svg:y="0.453cm"><draw:text-box><text:p><text:span text:style-name="T5">1</text:span></text:p></draw:text-box></draw:frame><draw:frame text:anchor-type="paragraph" draw:z-index="16" draw:name="Quadro de texto 7" draw:style-name="gr5" draw:text-style-name="P8" svg:width="0.257cm" svg:height="0.287cm" svg:x="10.984cm" svg:y="0.462cm"><draw:text-box><text:p><text:span text:style-name="T5">1</text:span></text:p></draw:text-box></draw:frame><draw:frame text:anchor-type="paragraph" draw:z-index="17" draw:name="Quadro de texto 8" draw:style-name="gr4" draw:text-style-name="P8" svg:width="0.274cm" svg:height="0.287cm" svg:x="13.466cm" svg:y="0.427cm"><draw:text-box><text:p><text:span text:style-name="T5">1</text:span></text:p></draw:text-box></draw:frame><draw:frame text:anchor-type="paragraph" draw:z-index="18" draw:name="Quadro de texto 9" draw:style-name="gr3" draw:text-style-name="P8" svg:width="0.412cm" svg:height="0.287cm" svg:x="14.672cm" svg:y="0.455cm"><draw:text-box><text:p><text:span text:style-name="T5">1</text:span></text:p></draw:text-box></draw:frame>Relacionamento: <text:span text:style-name="T3">Curso<text:tab/><text:tab/> <text:s/></text:span><text:span text:style-name="T4">Alocação<text:tab/> <text:s text:c="5"/>Persona<text:tab/><text:tab/> <text:s text:c="5"/>Rótulo<text:tab/><text:tab/></text:span></text:p>
      <text:p text:style-name="P5"><draw:line text:anchor-type="paragraph" draw:z-index="6" draw:name="Linha 4" draw:style-name="gr9" draw:text-style-name="P9" svg:x1="7.855cm" svg:y1="0.012cm" svg:x2="8.483cm" svg:y2="0.457cm"><text:p/></draw:line><draw:line text:anchor-type="paragraph" draw:z-index="7" draw:name="Linha 5" draw:style-name="gr9" draw:text-style-name="P9" svg:x1="10.48cm" svg:y1="0.028cm" svg:x2="10.118cm" svg:y2="0.45cm"><text:p/></draw:line><draw:line text:anchor-type="paragraph" draw:z-index="8" draw:name="Linha 6" draw:style-name="gr9" draw:text-style-name="P9" svg:x1="10.749cm" svg:y1="0.035cm" svg:x2="11.296cm" svg:y2="0.492cm"><text:p/></draw:line></text:p>
      <text:p text:style-name="P6"><text:tab/> <text:s text:c="3"/>Estudante <text:tab/> Professor <text:s text:c="5"/><text:span text:style-name="T2">Pessoa <text:s text:c="5"/>Mesa <text:s text:c="3"/>Usuário <text:s text:c="2"/>Perfil <text:s text:c="4"/>Produto <text:s text:c="2"/>Detalhes do produto</text:span></text:p>
      <text:p text:style-name="P6"/>
      <text:p text:style-name="P6"><draw:frame text:anchor-type="paragraph" draw:z-index="19" draw:name="Quadro de texto 10" draw:style-name="gr2" draw:text-style-name="P8" svg:width="0.311cm" svg:height="0.327cm" svg:x="1.969cm" svg:y="0.43cm"><draw:text-box><text:p><text:span text:style-name="T5">1</text:span></text:p></draw:text-box></draw:frame><draw:frame text:anchor-type="paragraph" draw:z-index="20" draw:name="Quadro de texto 11" draw:style-name="gr1" draw:text-style-name="P8" svg:width="0.262cm" svg:height="0.287cm" svg:x="2.985cm" svg:y="0.418cm"><draw:text-box><text:p><text:span text:style-name="T5">1</text:span></text:p></draw:text-box></draw:frame><text:span text:style-name="T2"><text:tab/>Lotação</text:span></text:p>
      <text:p text:style-name="P6"><draw:line text:anchor-type="paragraph" draw:z-index="11" draw:name="Linha 9" draw:style-name="gr9" draw:text-style-name="P9" svg:x1="2.304cm" svg:y1="0.007cm" svg:x2="1.942cm" svg:y2="0.529cm"><text:p/></draw:line><draw:line text:anchor-type="paragraph" draw:z-index="12" draw:name="Linha 10" draw:style-name="gr9" draw:text-style-name="P9" svg:x1="2.806cm" svg:y1="0.028cm" svg:x2="3.141cm" svg:y2="0.508cm"><text:p/></draw:line></text:p>
      <text:p text:style-name="P6"><text:span text:style-name="T2">Departamento <text:s/>Empregado</text:span></text:p>
      <text:p text:style-name="P6"/>
      <text:p text:style-name="P7">Atributo:<text:span text:style-name="T1"> </text:span>Livros<text:span text:style-name="T1"><text:tab/> <text:s/></text:span>Projeto<text:span text:style-name="T1"><text:tab/> <text:s/></text:span>Endereço<text:span text:style-name="T1"><text:tab/> <text:s text:c="3"/></text:span>Computador<text:span text:style-name="T1"><text:tab/> <text:s/><text:tab/> </text:span>Atuaçã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Yu Gothic" svg:font-family="'Yu Gothic'" style:font-family-generic="system" style:font-pitch="variable"/>
  </office:font-face-decls>
  <office:styles>
    <draw:marker draw:name="Pontas_20_das_20_setas_20_2" draw:display-name="Pontas das setas 2" svg:viewBox="0 826 1131 754" svg:d="M566 826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MS Mincho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MS Mincho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23:16:42.494000000</meta:creation-date>
    <dc:date>2024-03-17T23:38:26.134000000</dc:date>
    <meta:editing-duration>PT10M52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8" meta:word-count="42" meta:character-count="358" meta:non-whitespace-character-count="262"/>
  </office:meta>
</office:document-meta>
</file>